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Nahum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NAHUM 1-3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NAHUM'S PREDICTION OF NINEVEH'S FALL (1:1-7, 9-15; 2:12; 3:1, 4-10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NAHUM'S PREDICTION OF NINEVEH'S FALL (1:1-7, 9-15; 2:12; 3:1, 4-10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purpose (1:1-2, 7, 9-15; 2:12; 3:1, 4-10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purpose (1:1-2, 7, 9-15; 2:12; 3:1, 4-10):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To protect Judah (1:1-2, 7, 13, 15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To protect Judah (1:1-2, 7, 13, 15)<text:s text:c="1"/></text:span><text:span text:style-name="a468" text:class-names=""/></text:p>
          </draw:text-box>
          <svg:title/>
          <svg:desc/>
        </draw:frame>
        <draw:frame draw:id="id92" presentation:style-name="a480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Jehovah's confirmation (1:1-2, 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Judah's celebration (1:13, 15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purpose (1:1-2, 7, 9-15; 2:12; 3:1, 4-10):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o protect Judah (1:1-2, 7, 13, 15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o punish Nineveh (1:9-12, 14; 2:12; 3:1, 4-10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o punish Nineveh (1:9-12, 14; 2:12; 3:1, 4-10):<text:s text:c="1"/></text:span><text:span text:style-name="a498" text:class-names=""/></text:p>
          </draw:text-box>
          <svg:title/>
          <svg:desc/>
        </draw:frame>
        <draw:frame draw:id="id96" presentation:style-name="a516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Defiance of God (1:9-1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Idolatry (1:14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errible bloodshed (2:12; 3:1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Involvement in the occult (3:4-10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8" draw:style-name="a517" draw:master-page-name="Master1-Layout12-tx-Title-and-Text" presentation:presentation-page-layout-name="Master1-PPL12" draw:id="Slide-263">
        <draw:frame draw:id="id97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purpose (1:1-2, 7, 9-15; 2:12; 3:1, 4-10):<text:s text:c="1"/></text:span><text:span text:style-name="a519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o protect Judah (1:1-2, 7, 13, 15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o punish Nineveh (1:9-12, 14; 2:12; 3:1, 4-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NAHUM'S PREDICTION OF NINEVEH'S FALL (1:1-7, 9-15; 2:12; 3:1, 4-10)<text:s text:c="1"/></text:span><text:span text:style-name="a534" text:class-names=""/></text:p>
          </draw:text-box>
          <svg:title/>
          <svg:desc/>
        </draw:frame>
        <draw:frame draw:id="id100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purpose (1:1-2, 7, 9-15; 2:12; 3:1, 4-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power (1:3-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10" draw:style-name="a547" draw:master-page-name="Master1-Layout12-tx-Title-and-Text" presentation:presentation-page-layout-name="Master1-PPL12" draw:id="Slide-265">
        <draw:frame draw:id="id101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power (1:3-6):<text:s text:c="1"/></text:span><text:span text:style-name="a549" text:class-names=""/></text:p>
          </draw:text-box>
          <svg:title/>
          <svg:desc/>
        </draw:frame>
        <draw:frame draw:id="id102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 raging storm (1:3-5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 consuming fire (1: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1" draw:style-name="a562" draw:master-page-name="Master1-Layout12-tx-Title-and-Text" presentation:presentation-page-layout-name="Master1-PPL12" draw:id="Slide-266">
        <draw:frame draw:id="id103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NAHUM'S PREDICTION OF NINEVEH'S FALL (1:1-7, 9-15; 2:12; 3:1, 4-10)<text:s text:c="1"/></text:span><text:span text:style-name="a564" text:class-names=""/></text:p>
          </draw:text-box>
          <svg:title/>
          <svg:desc/>
        </draw:frame>
        <draw:frame draw:id="id104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purpose (1:1-2, 7, 9-15; 2:12; 3:1, 4-10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power (1:3-6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2" draw:style-name="a577" draw:master-page-name="Master1-Layout12-tx-Title-and-Text" presentation:presentation-page-layout-name="Master1-PPL12" draw:id="Slide-267">
        <draw:frame draw:id="id105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NAHUM 1-3</text:span><text:span text:style-name="a579" text:class-names=""/></text:p>
          </draw:text-box>
          <svg:title/>
          <svg:desc/>
        </draw:frame>
        <draw:frame draw:id="id106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NAHUM'S PREDICTION OF NINEVEH'S FALL (1:1-7, 9-15; 2:12; 3:1, 4-10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NAHUM'S DESCRIPTION OF NINEVEH'S FALL (1:8; 2:1-11, 13; 3:2-3, 11-19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3" draw:style-name="a592" draw:master-page-name="Master1-Layout1-title-Title-Slide" presentation:presentation-page-layout-name="Master1-PPL1" draw:id="Slide-268">
        <draw:frame draw:id="id107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NAHUM'S DESCRIPTION OF NINEVEH'S FALL (1:8; 2:1-11, 13; 3:2-3, 11-19)<text:s text:c="1"/></text:span><text:span text:style-name="a594" text:class-names=""/></text:p>
          </draw:text-box>
          <svg:title/>
          <svg:desc/>
        </draw:frame>
        <draw:frame draw:id="id108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The sources of her destruction (1:8; 2:3-4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4" draw:style-name="a602" draw:master-page-name="Master1-Layout12-tx-Title-and-Text" presentation:presentation-page-layout-name="Master1-PPL12" draw:id="Slide-269">
        <draw:frame draw:id="id109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sources of her destruction (1:8; 2:3-4)<text:s text:c="1"/></text:span><text:span text:style-name="a604" text:class-names=""/></text:p>
          </draw:text-box>
          <svg:title/>
          <svg:desc/>
        </draw:frame>
        <draw:frame draw:id="id110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Waters will overflow her (1: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Babylonian warriors will invade her (2:3-4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5" draw:style-name="a617" draw:master-page-name="Master1-Layout12-tx-Title-and-Text" presentation:presentation-page-layout-name="Master1-PPL12" draw:id="Slide-270">
        <draw:frame draw:id="id111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NAHUM'S DESCRIPTION OF NINEVEH'S FALL (1:8; 2:1-11, 13; 3:2-3, 11-19)<text:s text:c="1"/></text:span><text:span text:style-name="a619" text:class-names=""/></text:p>
          </draw:text-box>
          <svg:title/>
          <svg:desc/>
        </draw:frame>
        <draw:frame draw:id="id112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sources of her destruction (1:8; 2:3-4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severity of her destruction (2:1-2, 6-11, 13; 3:2-3, 11-1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6" draw:style-name="a632" draw:master-page-name="Master1-Layout1-title-Title-Slide" presentation:presentation-page-layout-name="Master1-PPL1" draw:id="Slide-271">
        <draw:frame draw:id="id113" presentation:style-name="a636" draw:name="Title 1" svg:x="1.38in" svg:y="0.83in" svg:width="10.3in" svg:height="4.42in" presentation:class="title" presentation:placeholder="false">
          <draw:text-box>
            <text:p text:style-name="a635" text:class-names="" text:cond-style-name=""><text:span text:style-name="a633" text:class-names=""><text:s text:c="1"/>The severity of her destruction (2:1-2, 6-11, 13; 3:2-3, 11-19)<text:s text:c="1"/></text:span><text:span text:style-name="a634" text:class-names=""/></text:p>
          </draw:text-box>
          <svg:title/>
          <svg:desc/>
        </draw:frame>
        <draw:frame draw:id="id114" presentation:style-name="a641" draw:name="Subtitle 2" svg:x="1.38in" svg:y="5.25in" svg:width="10.3in" svg:height="1.85in" presentation:class="subtitle" presentation:placeholder="false">
          <draw:text-box>
            <text:p text:style-name="a638" text:class-names="" text:cond-style-name=""><text:span text:style-name="a637" text:class-names=""><text:s text:c="1"/>As foretold by God (3:11-15)<text:s text:c="1"/></text:span></text:p>
            <text:p text:style-name="a640" text:class-names="" text:cond-style-name=""><text:span text:style-name="a639" text:class-names=""/></text:p>
          </draw:text-box>
          <svg:title/>
          <svg:desc/>
        </draw:frame>
      </draw:page>
      <draw:page draw:name="Slide17" draw:style-name="a642" draw:master-page-name="Master1-Layout12-tx-Title-and-Text" presentation:presentation-page-layout-name="Master1-PPL12" draw:id="Slide-272">
        <draw:frame draw:id="id115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As foretold by God (3:11-15)<text:s text:c="1"/></text:span><text:span text:style-name="a644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city will stagger like a terrified drunkard (3:11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All its fortresses will fall (3:12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Its soldiers will be helpless (3:13a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Nineveh will be sacked and burned (3:13b-15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8" draw:style-name="a663" draw:master-page-name="Master1-Layout12-tx-Title-and-Text" presentation:presentation-page-layout-name="Master1-PPL12" draw:id="Slide-273">
        <draw:frame draw:id="id117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severity of her destruction (2:1-2, 6-11, 13; 3:2-3, 11-19)<text:s text:c="1"/></text:span><text:span text:style-name="a665" text:class-names=""/></text:p>
          </draw:text-box>
          <svg:title/>
          <svg:desc/>
        </draw:frame>
        <draw:frame draw:id="id118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As foretold by God (3:11-1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As fulfilled by God (2:1-2, 6-11, 13; 3:2-3, 16-1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9" draw:style-name="a678" draw:master-page-name="Master1-Layout1-title-Title-Slide" presentation:presentation-page-layout-name="Master1-PPL1" draw:id="Slide-274">
        <draw:frame draw:id="id119" presentation:style-name="a682" draw:name="Title 1" svg:x="1.38in" svg:y="0.83in" svg:width="10.3in" svg:height="4.42in" presentation:class="title" presentation:placeholder="false">
          <draw:text-box>
            <text:p text:style-name="a681" text:class-names="" text:cond-style-name=""><text:span text:style-name="a679" text:class-names=""><text:s text:c="1"/>As fulfilled by God (2:1-2, 6-11, 13; 3:2-3, 16-19)<text:s text:c="1"/></text:span><text:span text:style-name="a680" text:class-names=""/></text:p>
          </draw:text-box>
          <svg:title/>
          <svg:desc/>
        </draw:frame>
        <draw:frame draw:id="id120" presentation:style-name="a687" draw:name="Subtitle 2" svg:x="1.38in" svg:y="5.25in" svg:width="10.3in" svg:height="1.85in" presentation:class="subtitle" presentation:placeholder="false">
          <draw:text-box>
            <text:p text:style-name="a684" text:class-names="" text:cond-style-name=""><text:span text:style-name="a683" text:class-names=""><text:s text:c="1"/>The overview of the battle for Nineveh (2:1-2):<text:s text:c="1"/></text:span></text:p>
            <text:p text:style-name="a686" text:class-names="" text:cond-style-name=""><text:span text:style-name="a685" text:class-names=""/></text:p>
          </draw:text-box>
          <svg:title/>
          <svg:desc/>
        </draw:frame>
      </draw:page>
      <draw:page draw:name="Slide20" draw:style-name="a688" draw:master-page-name="Master1-Layout12-tx-Title-and-Text" presentation:presentation-page-layout-name="Master1-PPL12" draw:id="Slide-275">
        <draw:frame draw:id="id121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severity of her destruction (2:1-2, 6-11, 13; 3:2-3, 11-19)<text:s text:c="1"/></text:span><text:span text:style-name="a690" text:class-names=""/></text:p>
          </draw:text-box>
          <svg:title/>
          <svg:desc/>
        </draw:frame>
        <draw:frame draw:id="id122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As foretold by God (3:11-1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As fulfilled by God (2:1-2, 6-11, 13; 3:2-3, 16-19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21" draw:style-name="a703" draw:master-page-name="Master1-Layout12-tx-Title-and-Text" presentation:presentation-page-layout-name="Master1-PPL12" draw:id="Slide-276">
        <draw:frame draw:id="id123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NAHUM'S DESCRIPTION OF NINEVEH'S FALL (1:8; 2:1-11, 13; 3:2-3, 11-19)<text:s text:c="1"/></text:span><text:span text:style-name="a705" text:class-names=""/></text:p>
          </draw:text-box>
          <svg:title/>
          <svg:desc/>
        </draw:frame>
        <draw:frame draw:id="id124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sources of her destruction (1:8; 2:3-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severity of her destruction (2:1-2, 6-11, 13; 3:2-3, 11-19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2" draw:style-name="a718" draw:master-page-name="Master1-Layout12-tx-Title-and-Text" presentation:presentation-page-layout-name="Master1-PPL12" draw:id="Slide-277">
        <draw:frame draw:id="id125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NAHUM 1-3</text:span><text:span text:style-name="a720" text:class-names=""/></text:p>
          </draw:text-box>
          <svg:title/>
          <svg:desc/>
        </draw:frame>
        <draw:frame draw:id="id126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NAHUM'S PREDICTION OF NINEVEH'S FALL (1:1-7, 9-15; 2:12; 3:1, 4-10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NAHUM'S DESCRIPTION OF NINEVEH'S FALL (1:8; 2:1-11, 13; 3:2-3, 11-19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3" draw:style-name="a733" draw:master-page-name="Master1-Layout1-title-Title-Slide" presentation:presentation-page-layout-name="Master1-PPL1" draw:id="Slide-278">
        <draw:frame draw:id="id127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Nahum</text:span><text:span text:style-name="a735" text:class-names=""/></text:p>
          </draw:text-box>
          <svg:title/>
          <svg:desc/>
        </draw:frame>
        <draw:frame draw:id="id128" presentation:style-name="a73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ahum</dc:title>
    <meta:initial-creator>David STRICKLAND</meta:initial-creator>
    <dc:creator>David STRICKLAND</dc:creator>
    <meta:creation-date>2020-02-22T19:31:14Z</meta:creation-date>
    <dc:date>2020-02-22T19:31:15Z</dc:date>
    <meta:template xlink:href="BibleStudy" xlink:type="simple"/>
    <meta:editing-cycles>1</meta:editing-cycles>
    <meta:editing-duration>PT0S</meta:editing-duration>
    <meta:document-statistic meta:paragraph-count="63" meta:word-count="730"/>
  </office:meta>
</office:document-meta>
</file>